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size="20pt" style:font-size-asian="20pt"/>
    </style:style>
    <style:style style:name="P2" style:parent-style-name="Standaard" style:family="paragraph">
      <style:text-properties fo:font-size="20pt" style:font-size-asian="20pt"/>
    </style:style>
    <style:style style:name="P3" style:parent-style-name="Standaard" style:family="paragraph">
      <style:text-properties fo:font-size="20pt" style:font-size-asian="20pt"/>
    </style:style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Standaard" style:family="paragraph">
      <style:paragraph-properties fo:text-indent="0.25in"/>
    </style:style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Standaard" style:family="paragraph">
      <style:text-properties fo:font-size="20pt" style:font-size-asian="20pt"/>
    </style:style>
  </office:automatic-styles>
  <office:body>
    <office:text text:use-soft-page-breaks="true">
      <text:p text:style-name="P1">Vragenlijst proj</text:p>
      <text:p text:style-name="P2">Mick Bosman MG1C</text:p>
      <text:p text:style-name="P3"/>
      <text:list text:style-name="LFO1" text:continue-numbering="true">
        <text:list-item>
          <text:p text:style-name="P4">Ben je trots op de dingen die je moest / doen in leveren. Zo ja: waar zat dat in? Zo nee: wat miste er?<text:s/></text:p>
        </text:list-item>
      </text:list>
      <text:p text:style-name="Lijstalinea"/>
      <text:p text:style-name="Lijstalinea">Ja, ik vind dat ik een mooie site heb neer gezet. Ook vooral kwa opmaak van de site (buiten het spel om).</text:p>
      <text:p text:style-name="Lijstalinea"/>
      <text:list text:style-name="LFO1" text:continue-numbering="true">
        <text:list-item>
          <text:p text:style-name="P5">Hoe vond je dat je presentatie ging?<text:s/></text:p>
        </text:list-item>
      </text:list>
      <text:p text:style-name="Lijstalinea"/>
      <text:p text:style-name="Lijstalinea">Ik vond dat de presentatie prima ging. Geen problemen.</text:p>
      <text:p text:style-name="Lijstalinea"/>
      <text:p text:style-name="P6">3. Heb je de resultaten bereikt die je wilde behalen?</text:p>
      <text:p text:style-name="Standaard"/>
      <text:p text:style-name="Standaard"><text:tab/>Ja, ik heb een spel en goeie site geleverd.</text:p>
      <text:p text:style-name="Standaard"/>
      <text:list text:style-name="LFO1" text:continue-numbering="true">
        <text:list-item>
          <text:p text:style-name="P7">Wat ging er goed, of zelfs beter dan je verwachtte?<text:s/></text:p>
        </text:list-item>
      </text:list>
      <text:p text:style-name="Lijstalinea"/>
      <text:p text:style-name="Lijstalinea">Ik vond dat alles eigenlijk wel goed ging.<text:s/></text:p>
      <text:p text:style-name="Lijstalinea"/>
      <text:p text:style-name="Standaard">5. Wat vond je moeilijk of frustrerend om te doen / te gebruiken?<text:s/></text:p>
      <text:p text:style-name="Standaard"/>
      <text:p text:style-name="Standaard"><text:tab/>Ik vond het javascript wel moeilijk maar met behulp van Youtube en internet lukte dat wel.</text:p>
      <text:p text:style-name="Standaard"/>
      <text:list text:style-name="LFO1" text:continue-numbering="true">
        <text:list-item>
          <text:p text:style-name="P8">Wat zou je anders doen, of wat kunnen wij als docenten anders / beter doen, om die frustratie te voorkomen de volgende keer?</text:p>
        </text:list-item>
      </text:list>
      <text:p text:style-name="Lijstalinea"/>
      <text:p text:style-name="Lijstalinea">Niks.</text:p>
      <text:p text:style-name="Lijstalinea"/>
      <text:p text:style-name="Standaard"><text:s/>7. Wat vond je het leukst om te doen?<text:s/></text:p>
      <text:p text:style-name="Standaard"/>
      <text:p text:style-name="Standaard">De frottend van de site maken</text:p>
      <text:p text:style-name="Standaard"/>
      <text:p text:style-name="Standaard">8. Wat heb je geleerd?<text:s/><text:tab/><text:tab/><text:tab/>Meer html, css en javascript dingen.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19-01-28T08:31:00Z</meta:creation-date>
    <dc:date>2019-01-28T08:35:00Z</dc:date>
    <meta:template xlink:href="Normal" xlink:type="simple"/>
    <meta:editing-cycles>1</meta:editing-cycles>
    <meta:editing-duration>PT240S</meta:editing-duration>
    <meta:document-statistic meta:page-count="2" meta:paragraph-count="1" meta:word-count="149" meta:character-count="972" meta:row-count="6" meta:non-whitespace-character-count="824"/>
  </office:meta>
</office:document-meta>
</file>